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51354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2" svg:x="1.17792in" svg:y="5.33069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3" svg:x="7.63153in" svg:y="5.4275in" svg:width="6.29806in" svg:height="3.54486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4" svg:x="14.27639in" svg:y="5.41694in" svg:width="6.29806in" svg:height="3.54486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57" table:default-cell-style-name="ce1"/>
        <table:table-row table:style-name="ro1">
          <table:table-cell office:value-type="string" table:style-name="ce1">
            <text:p>E</text:p>
          </table:table-cell>
          <table:table-cell office:value-type="float" office:value="662" table:style-name="ce1">
            <text:p>662</text:p>
          </table:table-cell>
          <table:table-cell office:value-type="float" office:value="1173" table:style-name="ce1">
            <text:p>1173</text:p>
          </table:table-cell>
          <table:table-cell office:value-type="float" office:value="1332" table:style-name="ce1">
            <text:p>1332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2614 keV</text:p>
          </table:table-cell>
          <table:table-cell table:style-name="ce1"/>
          <table:table-cell office:value-type="string" table:style-name="ce1">
            <text:p>Settings: 810V, 32+7 Gain</text:p>
          </table:table-cell>
          <table:table-cell table:number-columns-repeated="8" table:style-name="ce1"/>
          <table:table-cell office:value-type="string" table:style-name="ce1">
            <text:p>Time of Day</text:p>
          </table:table-cell>
          <table:table-cell office:value-type="string" table:style-name="ce1">
            <text:p>Seconds</text:p>
          </table:table-cell>
          <table:table-cell office:value-type="string" table:style-name="ce1">
            <text:p>Net 843</text:p>
          </table:table-cell>
          <table:table-cell office:value-type="string" table:style-name="ce1">
            <text:p>Error 843</text:p>
          </table:table-cell>
          <table:table-cell office:value-type="string" table:style-name="ce1">
            <text:p>Net 1014</text:p>
          </table:table-cell>
          <table:table-cell office:value-type="string" table:style-name="ce1">
            <text:p>Error 1014</text:p>
          </table:table-cell>
          <table:table-cell office:value-type="string" table:style-name="ce1">
            <text:p>Net 1779</text:p>
          </table:table-cell>
          <table:table-cell office:value-type="string" table:style-name="ce1">
            <text:p>Error 1779</text:p>
          </table:table-cell>
          <table:table-cell office:value-type="string" table:style-name="ce1">
            <text:p>843 Lamda</text:p>
          </table:table-cell>
          <table:table-cell office:value-type="string" table:style-name="ce1">
            <text:p>843 Error</text:p>
          </table:table-cell>
          <table:table-cell office:value-type="string" table:style-name="ce1">
            <text:p>1014 Lambda</text:p>
          </table:table-cell>
          <table:table-cell office:value-type="string" table:style-name="ce1">
            <text:p>1014 Error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02" table:style-name="ce1">
            <text:p>302</text:p>
          </table:table-cell>
          <table:table-cell office:value-type="float" office:value="522" table:style-name="ce1">
            <text:p>522</text:p>
          </table:table-cell>
          <table:table-cell office:value-type="float" office:value="591" table:style-name="ce1">
            <text:p>591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Didn’t do it my dood</text:p>
          </table:table-cell>
          <table:table-cell table:number-columns-repeated="3" table:style-name="ce1"/>
          <table:table-cell office:value-type="string" table:style-name="ce1">
            <text:p>E</text:p>
          </table:table-cell>
          <table:table-cell office:value-type="float" office:value="843" table:style-name="ce1">
            <text:p>843</text:p>
          </table:table-cell>
          <table:table-cell office:value-type="float" office:value="1014" table:style-name="ce1">
            <text:p>1014</text:p>
          </table:table-cell>
          <table:table-cell office:value-type="float" office:value="1779" table:style-name="ce1">
            <text:p>1779</text:p>
          </table:table-cell>
          <table:table-cell table:number-columns-repeated="3" table:style-name="ce1"/>
          <table:table-cell office:value-type="time" office:time-value="PT9H51M43S" table:formula="of:=TIME(9;51;43)" table:style-name="ce2">
            <text:p>09:51:43 AM</text:p>
          </table:table-cell>
          <table:table-cell office:value-type="float" office:value="0" table:formula="of:=([.Q2]-[.$Q$2])*24*60*60" table:style-name="ce1">
            <text:p>0</text:p>
          </table:table-cell>
          <table:table-cell office:value-type="float" office:value="2293" table:style-name="ce1">
            <text:p>2293</text:p>
          </table:table-cell>
          <table:table-cell office:value-type="float" office:value="156" table:style-name="ce1">
            <text:p>156</text:p>
          </table:table-cell>
          <table:table-cell office:value-type="float" office:value="563" table:style-name="ce1">
            <text:p>563</text:p>
          </table:table-cell>
          <table:table-cell office:value-type="float" office:value="132" table:style-name="ce1">
            <text:p>132</text:p>
          </table:table-cell>
          <table:table-cell office:value-type="float" office:value="102" table:style-name="ce1">
            <text:p>102</text:p>
          </table:table-cell>
          <table:table-cell office:value-type="float" office:value="92" table:style-name="ce1">
            <text:p>92</text:p>
          </table:table-cell>
          <table:table-cell table:number-columns-repeated="16360" table:style-name="ce1"/>
        </table:table-row>
        <table:table-row table:style-name="ro1">
          <table:table-cell table:style-name="ce2"/>
          <table:table-cell table:number-columns-repeated="6" table:style-name="ce1"/>
          <table:table-cell office:value-type="string" table:style-name="ce1">
            <text:p>65-bin for peak width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380" table:style-name="ce1">
            <text:p>380</text:p>
          </table:table-cell>
          <table:table-cell office:value-type="float" office:value="453" table:style-name="ce1">
            <text:p>453</text:p>
          </table:table-cell>
          <table:table-cell office:value-type="float" office:value="786" table:style-name="ce1">
            <text:p>786</text:p>
          </table:table-cell>
          <table:table-cell table:number-columns-repeated="3" table:style-name="ce1"/>
          <table:table-cell office:value-type="time" office:time-value="PT9H54M15S" table:formula="of:=TIME(9;54;15)" table:style-name="ce2">
            <text:p>09:54:15 AM</text:p>
          </table:table-cell>
          <table:table-cell office:value-type="float" office:value="151.99999999999818" table:formula="of:=([.Q3]-[.$Q$2])*24*60*60" table:style-name="ce1">
            <text:p>152</text:p>
          </table:table-cell>
          <table:table-cell office:value-type="float" office:value="1823" table:style-name="ce1">
            <text:p>1823</text:p>
          </table:table-cell>
          <table:table-cell office:value-type="float" office:value="148" table:style-name="ce1">
            <text:p>148</text:p>
          </table:table-cell>
          <table:table-cell office:value-type="float" office:value="492" table:style-name="ce1">
            <text:p>492</text:p>
          </table:table-cell>
          <table:table-cell office:value-type="float" office:value="128" table:style-name="ce1">
            <text:p>128</text:p>
          </table:table-cell>
          <table:table-cell office:value-type="float" office:value="163" table:style-name="ce1">
            <text:p>163</text:p>
          </table:table-cell>
          <table:table-cell office:value-type="float" office:value="87" table:style-name="ce1">
            <text:p>87</text:p>
          </table:table-cell>
          <table:table-cell office:value-type="float" office:value="1.5090625538108171E-3" table:formula="of:=LN([.$S$2]/[.S3])/[.R3]" table:style-name="ce1">
            <text:p>0.001509063</text:p>
          </table:table-cell>
          <table:table-cell office:value-type="float" office:value="6.9685588921679701E-4" table:formula="of:=SQRT(POWER([.T3]/[.S3];2)+POWER([.$T$2]/[.$S$2];2))/[.R3]" table:style-name="ce1">
            <text:p>0.000696856</text:p>
          </table:table-cell>
          <table:table-cell office:value-type="float" office:value="8.8684810294331487E-4" table:formula="of:=LN([.$U$2]/[.U3])/[.R3]" table:style-name="ce1">
            <text:p>0.000886848</text:p>
          </table:table-cell>
          <table:table-cell office:value-type="float" office:value="2.3040902771602231E-3" table:formula="of:=SQRT(POWER([.V3]/[.U3];2)+POWER([.$V$2]/[.$U$2];2))/[.R3]" table:style-name="ce1">
            <text:p>0.00230409</text:p>
          </table:table-cell>
          <table:table-cell table:number-columns-repeated="16356"/>
        </table:table-row>
        <table:table-row table:style-name="ro1">
          <table:table-cell table:number-columns-repeated="3" table:style-name="ce1"/>
          <table:table-cell office:value-type="string" table:style-name="ce1">
            <text:p>CYLINDER MEASUREMENTS</text:p>
          </table:table-cell>
          <table:table-cell table:number-columns-repeated="12" table:style-name="ce1"/>
          <table:table-cell office:value-type="time" office:time-value="PT9H56M29S" table:formula="of:=TIME(9;56;29)" table:style-name="ce2">
            <text:p>09:56:29 AM</text:p>
          </table:table-cell>
          <table:table-cell office:value-type="float" office:value="285.99999999999835" table:formula="of:=([.Q4]-[.$Q$2])*24*60*60" table:style-name="ce1">
            <text:p>286</text:p>
          </table:table-cell>
          <table:table-cell office:value-type="float" office:value="1759" table:style-name="ce1">
            <text:p>1759</text:p>
          </table:table-cell>
          <table:table-cell office:value-type="float" office:value="141" table:style-name="ce1">
            <text:p>141</text:p>
          </table:table-cell>
          <table:table-cell office:value-type="float" office:value="459" table:style-name="ce1">
            <text:p>459</text:p>
          </table:table-cell>
          <table:table-cell office:value-type="float" office:value="123" table:style-name="ce1">
            <text:p>123</text:p>
          </table:table-cell>
          <table:table-cell office:value-type="float" office:value="126" table:style-name="ce1">
            <text:p>126</text:p>
          </table:table-cell>
          <table:table-cell office:value-type="float" office:value="85" table:style-name="ce1">
            <text:p>85</text:p>
          </table:table-cell>
          <table:table-cell office:value-type="float" office:value="9.2697740601520231E-4" table:formula="of:=LN([.$S$2]/[.S4])/[.R4]" table:style-name="ce1">
            <text:p>0.000926977</text:p>
          </table:table-cell>
          <table:table-cell office:value-type="float" office:value="3.6761545182077866E-4" table:formula="of:=SQRT(POWER([.T4]/[.S4];2)+POWER([.$T$2]/[.$S$2];2))/[.R4]" table:style-name="ce1">
            <text:p>0.000367615</text:p>
          </table:table-cell>
          <table:table-cell office:value-type="float" office:value="7.1408887440260966E-4" table:formula="of:=LN([.$U$2]/[.U4])/[.R4]" table:style-name="ce1">
            <text:p>0.000714089</text:p>
          </table:table-cell>
          <table:table-cell office:value-type="float" office:value="1.2449745572557938E-3" table:formula="of:=SQRT(POWER([.V4]/[.U4];2)+POWER([.$V$2]/[.$U$2];2))/[.R4]" table:style-name="ce1">
            <text:p>0.00124497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Time of day</text:p>
          </table:table-cell>
          <table:table-cell office:value-type="string" table:style-name="ce1">
            <text:p>Seconds</text:p>
          </table:table-cell>
          <table:table-cell office:value-type="string" table:style-name="ce1">
            <text:p>Net 843</text:p>
          </table:table-cell>
          <table:table-cell office:value-type="string" table:style-name="ce1">
            <text:p>Error 843</text:p>
          </table:table-cell>
          <table:table-cell office:value-type="string" table:style-name="ce1">
            <text:p>Net 1014</text:p>
          </table:table-cell>
          <table:table-cell office:value-type="string" table:style-name="ce1">
            <text:p>Error 1014</text:p>
          </table:table-cell>
          <table:table-cell office:value-type="string" table:style-name="ce1">
            <text:p>Net 1779</text:p>
          </table:table-cell>
          <table:table-cell office:value-type="string" table:style-name="ce1">
            <text:p>Error 1779</text:p>
          </table:table-cell>
          <table:table-cell office:value-type="string" table:style-name="ce1">
            <text:p>843 Lambda</text:p>
          </table:table-cell>
          <table:table-cell office:value-type="string" table:style-name="ce1">
            <text:p>843 Error</text:p>
          </table:table-cell>
          <table:table-cell office:value-type="string" table:style-name="ce1">
            <text:p>1770 Lambda</text:p>
          </table:table-cell>
          <table:table-cell office:value-type="string" table:style-name="ce1">
            <text:p>1770 Error</text:p>
          </table:table-cell>
          <table:table-cell table:number-columns-repeated="4" table:style-name="ce1"/>
          <table:table-cell office:value-type="time" office:time-value="PT9H58M45S" table:formula="of:=TIME(9;58;45)" table:style-name="ce2">
            <text:p>09:58:45 AM</text:p>
          </table:table-cell>
          <table:table-cell office:value-type="float" office:value="421.99999999999721" table:formula="of:=([.Q5]-[.$Q$2])*24*60*60" table:style-name="ce1">
            <text:p>422</text:p>
          </table:table-cell>
          <table:table-cell office:value-type="float" office:value="1316" table:style-name="ce1">
            <text:p>1316</text:p>
          </table:table-cell>
          <table:table-cell office:value-type="float" office:value="142" table:style-name="ce1">
            <text:p>142</text:p>
          </table:table-cell>
          <table:table-cell office:value-type="float" office:value="459" table:style-name="ce1">
            <text:p>459</text:p>
          </table:table-cell>
          <table:table-cell office:value-type="float" office:value="117" table:style-name="ce1">
            <text:p>117</text:p>
          </table:table-cell>
          <table:table-cell office:value-type="float" office:value="-114" table:style-name="ce1">
            <text:p>-114</text:p>
          </table:table-cell>
          <table:table-cell office:value-type="float" office:value="104" table:style-name="ce1">
            <text:p>104</text:p>
          </table:table-cell>
          <table:table-cell office:value-type="float" office:value="1.315791874342762E-3" table:formula="of:=LN([.$S$2]/[.S5])/[.R5]" table:style-name="ce1">
            <text:p>0.001315792</text:p>
          </table:table-cell>
          <table:table-cell office:value-type="float" office:value="3.0227446792319731E-4" table:formula="of:=SQRT(POWER([.T5]/[.S5];2)+POWER([.$T$2]/[.$S$2];2))/[.R5]" table:style-name="ce1">
            <text:p>0.000302274</text:p>
          </table:table-cell>
          <table:table-cell office:value-type="float" office:value="4.8395596701219558E-4" table:formula="of:=LN([.$U$2]/[.U5])/[.R5]" table:style-name="ce1">
            <text:p>0.000483956</text:p>
          </table:table-cell>
          <table:table-cell office:value-type="float" office:value="8.2069136411939535E-4" table:formula="of:=SQRT(POWER([.V5]/[.U5];2)+POWER([.$V$2]/[.$U$2];2))/[.R5]" table:style-name="ce1">
            <text:p>0.000820691</text:p>
          </table:table-cell>
          <table:table-cell table:number-columns-repeated="16356"/>
        </table:table-row>
        <table:table-row table:style-name="ro1">
          <table:table-cell office:value-type="time" office:time-value="PT9H11M9S" table:formula="of:=TIME(9;11;9)" table:style-name="ce2">
            <text:p>09:11:09 AM</text:p>
          </table:table-cell>
          <table:table-cell office:value-type="float" office:value="0" table:formula="of:=([.A6]-[.$A$6])*24*60*60" table:style-name="ce1">
            <text:p>0</text:p>
          </table:table-cell>
          <table:table-cell office:value-type="float" office:value="465" table:style-name="ce1">
            <text:p>465</text:p>
          </table:table-cell>
          <table:table-cell office:value-type="float" office:value="99" table:style-name="ce1">
            <text:p>99</text:p>
          </table:table-cell>
          <table:table-cell office:value-type="float" office:value="-10" table:style-name="ce1">
            <text:p>-10</text:p>
          </table:table-cell>
          <table:table-cell office:value-type="float" office:value="91" table:style-name="ce1">
            <text:p>91</text:p>
          </table:table-cell>
          <table:table-cell office:value-type="float" office:value="613" table:style-name="ce1">
            <text:p>613</text:p>
          </table:table-cell>
          <table:table-cell office:value-type="float" office:value="64" table:style-name="ce1">
            <text:p>64</text:p>
          </table:table-cell>
          <table:table-cell office:value-type="float" office:value="0" table:formula="of:=LN(745/[.C6])/[.B6]" table:style-name="ce1">
            <text:p>#DIV/0!</text:p>
          </table:table-cell>
          <table:table-cell table:number-columns-repeated="7" table:style-name="ce1"/>
          <table:table-cell office:value-type="time" office:time-value="PT10H1M11S" table:formula="of:=TIME(10;1;11)" table:style-name="ce2">
            <text:p>10:01:11 AM</text:p>
          </table:table-cell>
          <table:table-cell office:value-type="float" office:value="567.99999999999932" table:formula="of:=([.Q6]-[.$Q$2])*24*60*60" table:style-name="ce1">
            <text:p>568</text:p>
          </table:table-cell>
          <table:table-cell office:value-type="float" office:value="1133" table:style-name="ce1">
            <text:p>1133</text:p>
          </table:table-cell>
          <table:table-cell office:value-type="float" office:value="140" table:style-name="ce1">
            <text:p>140</text:p>
          </table:table-cell>
          <table:table-cell office:value-type="float" office:value="490" table:style-name="ce1">
            <text:p>490</text:p>
          </table:table-cell>
          <table:table-cell office:value-type="float" office:value="117" table:style-name="ce1">
            <text:p>117</text:p>
          </table:table-cell>
          <table:table-cell office:value-type="float" office:value="-51" table:style-name="ce1">
            <text:p>-51</text:p>
          </table:table-cell>
          <table:table-cell office:value-type="float" office:value="102" table:style-name="ce1">
            <text:p>102</text:p>
          </table:table-cell>
          <table:table-cell office:value-type="float" office:value="1.24118313702447E-3" table:formula="of:=LN([.$S$2]/[.S6])/[.R6]" table:style-name="ce1">
            <text:p>0.001241183</text:p>
          </table:table-cell>
          <table:table-cell office:value-type="float" office:value="2.483393344135358E-4" table:formula="of:=SQRT(POWER([.T6]/[.S6];2)+POWER([.$T$2]/[.$S$2];2))/[.R6]" table:style-name="ce1">
            <text:p>0.000248339</text:p>
          </table:table-cell>
          <table:table-cell office:value-type="float" office:value="2.4449689618841241E-4" table:formula="of:=LN([.$U$2]/[.U6])/[.R6]" table:style-name="ce1">
            <text:p>0.000244497</text:p>
          </table:table-cell>
          <table:table-cell office:value-type="float" office:value="5.8915621863986866E-4" table:formula="of:=SQRT(POWER([.V6]/[.U6];2)+POWER([.$V$2]/[.$U$2];2))/[.R6]" table:style-name="ce1">
            <text:p>0.000589156</text:p>
          </table:table-cell>
          <table:table-cell table:number-columns-repeated="16356"/>
        </table:table-row>
        <table:table-row table:style-name="ro1">
          <table:table-cell office:value-type="time" office:time-value="PT9H12M43S" table:formula="of:=TIME(9;12;43)" table:style-name="ce2">
            <text:p>09:12:43 AM</text:p>
          </table:table-cell>
          <table:table-cell office:value-type="float" office:value="94.000000000001904" table:formula="of:=([.A7]-[.$A$6])*24*60*60" table:style-name="ce1">
            <text:p>94</text:p>
          </table:table-cell>
          <table:table-cell office:value-type="float" office:value="586" table:style-name="ce1">
            <text:p>586</text:p>
          </table:table-cell>
          <table:table-cell office:value-type="float" office:value="86" table:style-name="ce1">
            <text:p>86</text:p>
          </table:table-cell>
          <table:table-cell office:value-type="float" office:value="122" table:style-name="ce1">
            <text:p>122</text:p>
          </table:table-cell>
          <table:table-cell office:value-type="float" office:value="75" table:style-name="ce1">
            <text:p>75</text:p>
          </table:table-cell>
          <table:table-cell office:value-type="float" office:value="382" table:style-name="ce1">
            <text:p>382</text:p>
          </table:table-cell>
          <table:table-cell office:value-type="float" office:value="57" table:style-name="ce1">
            <text:p>57</text:p>
          </table:table-cell>
          <table:table-cell office:value-type="float" office:value="2.5538769021547017E-3" table:formula="of:=LN(745/[.C7])/[.B7]" table:style-name="ce1">
            <text:p>0.002553877</text:p>
          </table:table-cell>
          <table:table-cell office:value-type="float" office:value="1.9863540318752317E-3" table:formula="of:=SQRT(POWER([.D7]/[.C7];2)+POWER([.$D$7]/745;2))/[.B7]" table:style-name="ce1">
            <text:p>0.001986354</text:p>
          </table:table-cell>
          <table:table-cell office:value-type="float" office:value="7.1059958486486248E-3" table:formula="of:=LN(745/[.G7])/[.B7]" table:style-name="ce1">
            <text:p>0.007105996</text:p>
          </table:table-cell>
          <table:table-cell office:value-type="float" office:value="1.93737770454019E-3" table:formula="of:=SQRT(POWER([.H7]/[.G7];2)+POWER([.$H$6]/[.$G$6];2))/[.B7]" table:style-name="ce1">
            <text:p>0.001937378</text:p>
          </table:table-cell>
          <table:table-cell table:number-columns-repeated="4" table:style-name="ce1"/>
          <table:table-cell office:value-type="time" office:time-value="PT10H3M23S" table:formula="of:=TIME(10;3;23)" table:style-name="ce2">
            <text:p>10:03:23 AM</text:p>
          </table:table-cell>
          <table:table-cell office:value-type="float" office:value="700.00000000000068" table:formula="of:=([.Q7]-[.$Q$2])*24*60*60" table:style-name="ce1">
            <text:p>700</text:p>
          </table:table-cell>
          <table:table-cell office:value-type="float" office:value="859" table:style-name="ce1">
            <text:p>859</text:p>
          </table:table-cell>
          <table:table-cell office:value-type="float" office:value="138" table:style-name="ce1">
            <text:p>138</text:p>
          </table:table-cell>
          <table:table-cell office:value-type="float" office:value="159" table:style-name="ce1">
            <text:p>159</text:p>
          </table:table-cell>
          <table:table-cell office:value-type="float" office:value="126" table:style-name="ce1">
            <text:p>126</text:p>
          </table:table-cell>
          <table:table-cell office:value-type="float" office:value="254" table:style-name="ce1">
            <text:p>254</text:p>
          </table:table-cell>
          <table:table-cell office:value-type="float" office:value="74" table:style-name="ce1">
            <text:p>74</text:p>
          </table:table-cell>
          <table:table-cell office:value-type="float" office:value="1.4026390869623544E-3" table:formula="of:=LN([.$S$2]/[.S7])/[.R7]" table:style-name="ce1">
            <text:p>0.001402639</text:p>
          </table:table-cell>
          <table:table-cell office:value-type="float" office:value="2.4923371704727845E-4" table:formula="of:=SQRT(POWER([.T7]/[.S7];2)+POWER([.$T$2]/[.$S$2];2))/[.R7]" table:style-name="ce1">
            <text:p>0.000249234</text:p>
          </table:table-cell>
          <table:table-cell office:value-type="float" office:value="1.8062506084563681E-3" table:formula="of:=LN([.$U$2]/[.U7])/[.R7]" table:style-name="ce1">
            <text:p>0.001806251</text:p>
          </table:table-cell>
          <table:table-cell office:value-type="float" office:value="1.1805845693499887E-3" table:formula="of:=SQRT(POWER([.V7]/[.U7];2)+POWER([.$V$2]/[.$U$2];2))/[.R7]" table:style-name="ce1">
            <text:p>0.001180585</text:p>
          </table:table-cell>
          <table:table-cell table:number-columns-repeated="16356"/>
        </table:table-row>
        <table:table-row table:style-name="ro1">
          <table:table-cell office:value-type="time" office:time-value="PT9H14M11S" table:formula="of:=TIME(9;14;11)" table:style-name="ce2">
            <text:p>09:14:11 AM</text:p>
          </table:table-cell>
          <table:table-cell office:value-type="float" office:value="182.00000000000287" table:formula="of:=([.A8]-[.$A$6])*24*60*60" table:style-name="ce1">
            <text:p>182</text:p>
          </table:table-cell>
          <table:table-cell office:value-type="float" office:value="371" table:style-name="ce1">
            <text:p>371</text:p>
          </table:table-cell>
          <table:table-cell office:value-type="float" office:value="88" table:style-name="ce1">
            <text:p>88</text:p>
          </table:table-cell>
          <table:table-cell office:value-type="float" office:value="118" table:style-name="ce1">
            <text:p>118</text:p>
          </table:table-cell>
          <table:table-cell office:value-type="float" office:value="67" table:style-name="ce1">
            <text:p>67</text:p>
          </table:table-cell>
          <table:table-cell office:value-type="float" office:value="266" table:style-name="ce1">
            <text:p>266</text:p>
          </table:table-cell>
          <table:table-cell office:value-type="float" office:value="44" table:style-name="ce1">
            <text:p>44</text:p>
          </table:table-cell>
          <table:table-cell office:value-type="float" office:value="3.8306711855610625E-3" table:formula="of:=LN(745/[.C8])/[.B8]" table:style-name="ce1">
            <text:p>0.003830671</text:p>
          </table:table-cell>
          <table:table-cell office:value-type="float" office:value="1.4494233832634991E-3" table:formula="of:=SQRT(POWER([.D8]/[.C8];2)+POWER([.$D$7]/745;2))/[.B8]" table:style-name="ce1">
            <text:p>0.001449423</text:p>
          </table:table-cell>
          <table:table-cell office:value-type="float" office:value="5.6587247780101324E-3" table:formula="of:=LN(745/[.G8])/[.B8]" table:style-name="ce1">
            <text:p>0.005658725</text:p>
          </table:table-cell>
          <table:table-cell office:value-type="float" office:value="1.0747616644246408E-3" table:formula="of:=SQRT(POWER([.H8]/[.G8];2)+POWER([.$H$6]/[.$G$6];2))/[.B8]" table:style-name="ce1">
            <text:p>0.001074762</text:p>
          </table:table-cell>
          <table:table-cell table:number-columns-repeated="4" table:style-name="ce1"/>
          <table:table-cell office:value-type="time" office:time-value="PT10H5M37S" table:formula="of:=TIME(10;5;37)" table:style-name="ce2">
            <text:p>10:05:37 AM</text:p>
          </table:table-cell>
          <table:table-cell office:value-type="float" office:value="833.99999999999613" table:formula="of:=([.Q8]-[.$Q$2])*24*60*60" table:style-name="ce1">
            <text:p>834</text:p>
          </table:table-cell>
          <table:table-cell office:value-type="float" office:value="838" table:style-name="ce1">
            <text:p>838</text:p>
          </table:table-cell>
          <table:table-cell office:value-type="float" office:value="130" table:style-name="ce1">
            <text:p>130</text:p>
          </table:table-cell>
          <table:table-cell office:value-type="float" office:value="78" table:style-name="ce1">
            <text:p>78</text:p>
          </table:table-cell>
          <table:table-cell office:value-type="float" office:value="125" table:style-name="ce1">
            <text:p>125</text:p>
          </table:table-cell>
          <table:table-cell office:value-type="float" office:value="-18" table:style-name="ce1">
            <text:p>-18</text:p>
          </table:table-cell>
          <table:table-cell office:value-type="float" office:value="95" table:style-name="ce1">
            <text:p>95</text:p>
          </table:table-cell>
          <table:table-cell office:value-type="float" office:value="1.2069522570453551E-3" table:formula="of:=LN([.$S$2]/[.S8])/[.R8]" table:style-name="ce1">
            <text:p>0.001206952</text:p>
          </table:table-cell>
          <table:table-cell office:value-type="float" office:value="2.0310992544247345E-4" table:formula="of:=SQRT(POWER([.T8]/[.S8];2)+POWER([.$T$2]/[.$S$2];2))/[.R8]" table:style-name="ce1">
            <text:p>0.00020311</text:p>
          </table:table-cell>
          <table:table-cell office:value-type="float" office:value="2.3699889705636784E-3" table:formula="of:=LN([.$U$2]/[.U8])/[.R8]" table:style-name="ce1">
            <text:p>0.002369989</text:p>
          </table:table-cell>
          <table:table-cell office:value-type="float" office:value="1.9419953803355519E-3" table:formula="of:=SQRT(POWER([.V8]/[.U8];2)+POWER([.$V$2]/[.$U$2];2))/[.R8]" table:style-name="ce1">
            <text:p>0.001941995</text:p>
          </table:table-cell>
          <table:table-cell table:number-columns-repeated="16356"/>
        </table:table-row>
        <table:table-row table:style-name="ro1">
          <table:table-cell office:value-type="time" office:time-value="PT9H15M18S" table:formula="of:=TIME(9;15;18)" table:style-name="ce2">
            <text:p>09:15:18 AM</text:p>
          </table:table-cell>
          <table:table-cell office:value-type="float" office:value="249.00000000000534" table:formula="of:=([.A9]-[.$A$6])*24*60*60" table:style-name="ce1">
            <text:p>249</text:p>
          </table:table-cell>
          <table:table-cell office:value-type="float" office:value="515" table:style-name="ce1">
            <text:p>515</text:p>
          </table:table-cell>
          <table:table-cell office:value-type="float" office:value="76" table:style-name="ce1">
            <text:p>76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119" table:style-name="ce1">
            <text:p>119</text:p>
          </table:table-cell>
          <table:table-cell office:value-type="float" office:value="43" table:style-name="ce1">
            <text:p>43</text:p>
          </table:table-cell>
          <table:table-cell office:value-type="float" office:value="1.4828004727542789E-3" table:formula="of:=LN(745/[.C9])/[.B9]" table:style-name="ce1">
            <text:p>0.0014828</text:p>
          </table:table-cell>
          <table:table-cell office:value-type="float" office:value="7.5244435641799452E-4" table:formula="of:=SQRT(POWER([.D9]/[.C9];2)+POWER([.$D$7]/745;2))/[.B9]" table:style-name="ce1">
            <text:p>0.000752444</text:p>
          </table:table-cell>
          <table:table-cell office:value-type="float" office:value="7.3665089368192401E-3" table:formula="of:=LN(745/[.G9])/[.B9]" table:style-name="ce1">
            <text:p>0.007366509</text:p>
          </table:table-cell>
          <table:table-cell office:value-type="float" office:value="1.5105430930253834E-3" table:formula="of:=SQRT(POWER([.H9]/[.G9];2)+POWER([.$H$6]/[.$G$6];2))/[.B9]" table:style-name="ce1">
            <text:p>0.001510543</text:p>
          </table:table-cell>
          <table:table-cell table:number-columns-repeated="4" table:style-name="ce1"/>
          <table:table-cell office:value-type="time" office:time-value="PT10H7M58S" table:formula="of:=TIME(10;7;58)" table:style-name="ce2">
            <text:p>10:07:58 AM</text:p>
          </table:table-cell>
          <table:table-cell office:value-type="float" office:value="974.99999999999409" table:formula="of:=([.Q9]-[.$Q$2])*24*60*60" table:style-name="ce1">
            <text:p>975</text:p>
          </table:table-cell>
          <table:table-cell office:value-type="float" office:value="739" table:style-name="ce1">
            <text:p>739</text:p>
          </table:table-cell>
          <table:table-cell office:value-type="float" office:value="130" table:style-name="ce1">
            <text:p>130</text:p>
          </table:table-cell>
          <table:table-cell office:value-type="float" office:value="410" table:style-name="ce1">
            <text:p>410</text:p>
          </table:table-cell>
          <table:table-cell office:value-type="float" office:value="107" table:style-name="ce1">
            <text:p>107</text:p>
          </table:table-cell>
          <table:table-cell office:value-type="float" office:value="144" table:style-name="ce1">
            <text:p>144</text:p>
          </table:table-cell>
          <table:table-cell office:value-type="float" office:value="87" table:style-name="ce1">
            <text:p>87</text:p>
          </table:table-cell>
          <table:table-cell office:value-type="float" office:value="1.1613521660612405E-3" table:formula="of:=LN([.$S$2]/[.S9])/[.R9]" table:style-name="ce1">
            <text:p>0.001161352</text:p>
          </table:table-cell>
          <table:table-cell office:value-type="float" office:value="1.9344696869154677E-4" table:formula="of:=SQRT(POWER([.T9]/[.S9];2)+POWER([.$T$2]/[.$S$2];2))/[.R9]" table:style-name="ce1">
            <text:p>0.000193447</text:p>
          </table:table-cell>
          <table:table-cell office:value-type="float" office:value="3.2525381378598859E-4" table:formula="of:=LN([.$U$2]/[.U9])/[.R9]" table:style-name="ce1">
            <text:p>0.000325254</text:p>
          </table:table-cell>
          <table:table-cell office:value-type="float" office:value="3.5982162905695E-4" table:formula="of:=SQRT(POWER([.V9]/[.U9];2)+POWER([.$V$2]/[.$U$2];2))/[.R9]" table:style-name="ce1">
            <text:p>0.000359822</text:p>
          </table:table-cell>
          <table:table-cell table:number-columns-repeated="16356"/>
        </table:table-row>
        <table:table-row table:style-name="ro1">
          <table:table-cell office:value-type="time" office:time-value="PT9H16M36S" table:formula="of:=TIME(9;16;36)" table:style-name="ce2">
            <text:p>09:16:36 AM</text:p>
          </table:table-cell>
          <table:table-cell office:value-type="float" office:value="327.00000000000318" table:formula="of:=([.A10]-[.$A$6])*24*60*60" table:style-name="ce1">
            <text:p>327</text:p>
          </table:table-cell>
          <table:table-cell office:value-type="float" office:value="299" table:style-name="ce1">
            <text:p>299</text:p>
          </table:table-cell>
          <table:table-cell office:value-type="float" office:value="84" table:style-name="ce1">
            <text:p>84</text:p>
          </table:table-cell>
          <table:table-cell office:value-type="float" office:value="154" table:style-name="ce1">
            <text:p>154</text:p>
          </table:table-cell>
          <table:table-cell office:value-type="float" office:value="56" table:style-name="ce1">
            <text:p>56</text:p>
          </table:table-cell>
          <table:table-cell office:value-type="float" office:value="167" table:style-name="ce1">
            <text:p>167</text:p>
          </table:table-cell>
          <table:table-cell office:value-type="float" office:value="40" table:style-name="ce1">
            <text:p>40</text:p>
          </table:table-cell>
          <table:table-cell office:value-type="float" office:value="2.791867415868086E-3" table:formula="of:=LN(745/[.C10])/[.B10]" table:style-name="ce1">
            <text:p>0.002791867</text:p>
          </table:table-cell>
          <table:table-cell office:value-type="float" office:value="9.2883240616270252E-4" table:formula="of:=SQRT(POWER([.D10]/[.C10];2)+POWER([.$D$7]/745;2))/[.B10]" table:style-name="ce1">
            <text:p>0.000928832</text:p>
          </table:table-cell>
          <table:table-cell office:value-type="float" office:value="4.5730593454519569E-3" table:formula="of:=LN(745/[.G10])/[.B10]" table:style-name="ce1">
            <text:p>0.004573059</text:p>
          </table:table-cell>
          <table:table-cell office:value-type="float" office:value="7.9904109734835703E-4" table:formula="of:=SQRT(POWER([.H10]/[.G10];2)+POWER([.$H$6]/[.$G$6];2))/[.B10]" table:style-name="ce1">
            <text:p>0.000799041</text:p>
          </table:table-cell>
          <table:table-cell table:number-columns-repeated="4" table:style-name="ce1"/>
          <table:table-cell office:value-type="time" office:time-value="PT10H10M12S" table:formula="of:=TIME(10;10;12)" table:style-name="ce2">
            <text:p>10:10:12 AM</text:p>
          </table:table-cell>
          <table:table-cell office:value-type="float" office:value="1108.9999999999991" table:formula="of:=([.Q10]-[.$Q$2])*24*60*60" table:style-name="ce1">
            <text:p>1109</text:p>
          </table:table-cell>
          <table:table-cell office:value-type="float" office:value="756" table:style-name="ce1">
            <text:p>756</text:p>
          </table:table-cell>
          <table:table-cell office:value-type="float" office:value="124" table:style-name="ce1">
            <text:p>124</text:p>
          </table:table-cell>
          <table:table-cell office:value-type="float" office:value="-18" table:style-name="ce1">
            <text:p>-18</text:p>
          </table:table-cell>
          <table:table-cell office:value-type="float" office:value="124" table:style-name="ce1">
            <text:p>124</text:p>
          </table:table-cell>
          <table:table-cell office:value-type="float" office:value="175" table:style-name="ce1">
            <text:p>175</text:p>
          </table:table-cell>
          <table:table-cell office:value-type="float" office:value="81" table:style-name="ce1">
            <text:p>81</text:p>
          </table:table-cell>
          <table:table-cell office:value-type="float" office:value="1.0005184009723828E-3" table:formula="of:=LN([.$S$2]/[.S10])/[.R10]" table:style-name="ce1">
            <text:p>0.001000518</text:p>
          </table:table-cell>
          <table:table-cell office:value-type="float" office:value="1.601181014235699E-4" table:formula="of:=SQRT(POWER([.T10]/[.S10];2)+POWER([.$T$2]/[.$S$2];2))/[.R10]" table:style-name="ce1">
            <text:p>0.000160118</text:p>
          </table:table-cell>
          <table:table-cell office:value-type="float" office:value="0" table:formula="of:=LN([.$U$2]/[.U10])/[.R10]" table:style-name="ce1">
            <text:p>#NUM!</text:p>
          </table:table-cell>
          <table:table-cell office:value-type="float" office:value="6.2153990453211617E-3" table:formula="of:=SQRT(POWER([.V10]/[.U10];2)+POWER([.$V$2]/[.$U$2];2))/[.R10]" table:style-name="ce1">
            <text:p>0.006215399</text:p>
          </table:table-cell>
          <table:table-cell table:number-columns-repeated="16356"/>
        </table:table-row>
        <table:table-row table:style-name="ro1">
          <table:table-cell office:value-type="time" office:time-value="PT9H17M45S" table:formula="of:=TIME(9;17;45)" table:style-name="ce2">
            <text:p>09:17:45 AM</text:p>
          </table:table-cell>
          <table:table-cell office:value-type="float" office:value="395.99999999999955" table:formula="of:=([.A11]-[.$A$6])*24*60*60" table:style-name="ce1">
            <text:p>396</text:p>
          </table:table-cell>
          <table:table-cell office:value-type="float" office:value="260" table:style-name="ce1">
            <text:p>260</text:p>
          </table:table-cell>
          <table:table-cell office:value-type="float" office:value="80" table:style-name="ce1">
            <text:p>80</text:p>
          </table:table-cell>
          <table:table-cell office:value-type="float" office:value="94" table:style-name="ce1">
            <text:p>94</text:p>
          </table:table-cell>
          <table:table-cell office:value-type="float" office:value="60" table:style-name="ce1">
            <text:p>60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2.6583398670808915E-3" table:formula="of:=LN(745/[.C11])/[.B11]" table:style-name="ce1">
            <text:p>0.00265834</text:p>
          </table:table-cell>
          <table:table-cell office:value-type="float" office:value="8.2988297828127434E-4" table:formula="of:=SQRT(POWER([.D11]/[.C11];2)+POWER([.$D$7]/745;2))/[.B11]" table:style-name="ce1">
            <text:p>0.000829883</text:p>
          </table:table-cell>
          <table:table-cell office:value-type="float" office:value="5.6033713729977865E-3" table:formula="of:=LN(745/[.G11])/[.B11]" table:style-name="ce1">
            <text:p>0.005603371</text:p>
          </table:table-cell>
          <table:table-cell office:value-type="float" office:value="1.305121396878591E-3" table:formula="of:=SQRT(POWER([.H11]/[.G11];2)+POWER([.$H$6]/[.$G$6];2))/[.B11]" table:style-name="ce1">
            <text:p>0.001305121</text:p>
          </table:table-cell>
          <table:table-cell table:number-columns-repeated="4" table:style-name="ce1"/>
          <table:table-cell office:value-type="time" office:time-value="PT10H12M24S" table:formula="of:=TIME(10;12;24)" table:style-name="ce2">
            <text:p>10:12:24 AM</text:p>
          </table:table-cell>
          <table:table-cell office:value-type="float" office:value="1241.0000000000007" table:formula="of:=([.Q11]-[.$Q$2])*24*60*60" table:style-name="ce1">
            <text:p>1241</text:p>
          </table:table-cell>
          <table:table-cell office:value-type="float" office:value="438" table:style-name="ce1">
            <text:p>438</text:p>
          </table:table-cell>
          <table:table-cell office:value-type="float" office:value="128" table:style-name="ce1">
            <text:p>128</text:p>
          </table:table-cell>
          <table:table-cell office:value-type="float" office:value="113" table:style-name="ce1">
            <text:p>113</text:p>
          </table:table-cell>
          <table:table-cell office:value-type="float" office:value="117" table:style-name="ce1">
            <text:p>117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1.3339221373742606E-3" table:formula="of:=LN([.$S$2]/[.S11])/[.R11]" table:style-name="ce1">
            <text:p>0.001333922</text:p>
          </table:table-cell>
          <table:table-cell office:value-type="float" office:value="2.4178247255874109E-4" table:formula="of:=SQRT(POWER([.T11]/[.S11];2)+POWER([.$T$2]/[.$S$2];2))/[.R11]" table:style-name="ce1">
            <text:p>0.000241782</text:p>
          </table:table-cell>
          <table:table-cell office:value-type="float" office:value="1.2940304669035851E-3" table:formula="of:=LN([.$U$2]/[.U11])/[.R11]" table:style-name="ce1">
            <text:p>0.00129403</text:p>
          </table:table-cell>
          <table:table-cell office:value-type="float" office:value="8.5544888156696014E-4" table:formula="of:=SQRT(POWER([.V11]/[.U11];2)+POWER([.$V$2]/[.$U$2];2))/[.R11]" table:style-name="ce1">
            <text:p>0.000855449</text:p>
          </table:table-cell>
          <table:table-cell table:number-columns-repeated="16356"/>
        </table:table-row>
        <table:table-row table:style-name="ro1">
          <table:table-cell office:value-type="time" office:time-value="PT9H18M51S" table:formula="of:=TIME(9;18;51)" table:style-name="ce2">
            <text:p>09:18:51 AM</text:p>
          </table:table-cell>
          <table:table-cell office:value-type="float" office:value="462.00000000000028" table:formula="of:=([.A12]-[.$A$6])*24*60*60" table:style-name="ce1">
            <text:p>462</text:p>
          </table:table-cell>
          <table:table-cell office:value-type="float" office:value="270" table:style-name="ce1">
            <text:p>270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2.1968880073185803E-3" table:formula="of:=LN(745/[.C12])/[.B12]" table:style-name="ce1">
            <text:p>0.002196888</text:p>
          </table:table-cell>
          <table:table-cell office:value-type="float" office:value="6.7337351333490887E-4" table:formula="of:=SQRT(POWER([.D12]/[.C12];2)+POWER([.$D$7]/745;2))/[.B12]" table:style-name="ce1">
            <text:p>0.000673374</text:p>
          </table:table-cell>
          <table:table-cell office:value-type="float" office:value="7.3474207651760964E-3" table:formula="of:=LN(745/[.G12])/[.B12]" table:style-name="ce1">
            <text:p>0.007347421</text:p>
          </table:table-cell>
          <table:table-cell office:value-type="float" office:value="4.2484387934322203E-3" table:formula="of:=SQRT(POWER([.H12]/[.G12];2)+POWER([.$H$6]/[.$G$6];2))/[.B12]" table:style-name="ce1">
            <text:p>0.004248439</text:p>
          </table:table-cell>
          <table:table-cell table:number-columns-repeated="4" table:style-name="ce1"/>
          <table:table-cell office:value-type="time" office:time-value="PT10H14M38S" table:formula="of:=TIME(10;14;38)" table:style-name="ce2">
            <text:p>10:14:38 AM</text:p>
          </table:table-cell>
          <table:table-cell office:value-type="float" office:value="1375.0000000000007" table:formula="of:=([.Q12]-[.$Q$2])*24*60*60" table:style-name="ce1">
            <text:p>1375</text:p>
          </table:table-cell>
          <table:table-cell office:value-type="float" office:value="676" table:style-name="ce1">
            <text:p>676</text:p>
          </table:table-cell>
          <table:table-cell office:value-type="float" office:value="119" table:style-name="ce1">
            <text:p>119</text:p>
          </table:table-cell>
          <table:table-cell office:value-type="float" office:value="-38" table:style-name="ce1">
            <text:p>-38</text:p>
          </table:table-cell>
          <table:table-cell office:value-type="float" office:value="121" table:style-name="ce1">
            <text:p>121</text:p>
          </table:table-cell>
          <table:table-cell office:value-type="float" office:value="197" table:style-name="ce1">
            <text:p>197</text:p>
          </table:table-cell>
          <table:table-cell office:value-type="float" office:value="78" table:style-name="ce1">
            <text:p>78</text:p>
          </table:table-cell>
          <table:table-cell office:value-type="float" office:value="8.8830778677450152E-4" table:formula="of:=LN([.$S$2]/[.S12])/[.R12]" table:style-name="ce1">
            <text:p>0.000888308</text:p>
          </table:table-cell>
          <table:table-cell office:value-type="float" office:value="1.3725431694939057E-4" table:formula="of:=SQRT(POWER([.T12]/[.S12];2)+POWER([.$T$2]/[.$S$2];2))/[.R12]" table:style-name="ce1">
            <text:p>0.000137254</text:p>
          </table:table-cell>
          <table:table-cell office:value-type="float" office:value="0" table:formula="of:=LN([.$U$2]/[.U12])/[.R12]" table:style-name="ce1">
            <text:p>#NUM!</text:p>
          </table:table-cell>
          <table:table-cell office:value-type="float" office:value="2.3220586308203201E-3" table:formula="of:=SQRT(POWER([.V12]/[.U12];2)+POWER([.$V$2]/[.$U$2];2))/[.R12]" table:style-name="ce1">
            <text:p>0.002322059</text:p>
          </table:table-cell>
          <table:table-cell table:number-columns-repeated="16356"/>
        </table:table-row>
        <table:table-row table:style-name="ro1">
          <table:table-cell office:value-type="time" office:time-value="PT9H20M12S" table:formula="of:=TIME(9;20;12)" table:style-name="ce2">
            <text:p>09:20:12 AM</text:p>
          </table:table-cell>
          <table:table-cell office:value-type="float" office:value="542.99999999999852" table:formula="of:=([.A13]-[.$A$6])*24*60*60" table:style-name="ce1">
            <text:p>543</text:p>
          </table:table-cell>
          <table:table-cell office:value-type="float" office:value="160" table:style-name="ce1">
            <text:p>160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2.8328000057932538E-3" table:formula="of:=LN(745/[.C13])/[.B13]" table:style-name="ce1">
            <text:p>0.0028328</text:p>
          </table:table-cell>
          <table:table-cell office:value-type="float" office:value="9.4503229586870752E-4" table:formula="of:=SQRT(POWER([.D13]/[.C13];2)+POWER([.$D$7]/745;2))/[.B13]" table:style-name="ce1">
            <text:p>0.000945032</text:p>
          </table:table-cell>
          <table:table-cell office:value-type="float" office:value="5.0120882509556907E-3" table:formula="of:=LN(745/[.G13])/[.B13]" table:style-name="ce1">
            <text:p>0.005012088</text:p>
          </table:table-cell>
          <table:table-cell office:value-type="float" office:value="1.6648403343755621E-3" table:formula="of:=SQRT(POWER([.H13]/[.G13];2)+POWER([.$H$6]/[.$G$6];2))/[.B13]" table:style-name="ce1">
            <text:p>0.00166484</text:p>
          </table:table-cell>
          <table:table-cell table:number-columns-repeated="4" table:style-name="ce1"/>
          <table:table-cell office:value-type="time" office:time-value="PT10H16M52S" table:formula="of:=TIME(10;16;52)" table:style-name="ce2">
            <text:p>10:16:52 AM</text:p>
          </table:table-cell>
          <table:table-cell office:value-type="float" office:value="1508.9999999999961" table:formula="of:=([.Q13]-[.$Q$2])*24*60*60" table:style-name="ce1">
            <text:p>1509</text:p>
          </table:table-cell>
          <table:table-cell office:value-type="float" office:value="320" table:style-name="ce1">
            <text:p>320</text:p>
          </table:table-cell>
          <table:table-cell office:value-type="float" office:value="129" table:style-name="ce1">
            <text:p>129</text:p>
          </table:table-cell>
          <table:table-cell office:value-type="float" office:value="11" table:style-name="ce1">
            <text:p>11</text:p>
          </table:table-cell>
          <table:table-cell office:value-type="float" office:value="121" table:style-name="ce1">
            <text:p>121</text:p>
          </table:table-cell>
          <table:table-cell office:value-type="float" office:value="-270" table:style-name="ce1">
            <text:p>-270</text:p>
          </table:table-cell>
          <table:table-cell office:value-type="float" office:value="114" table:style-name="ce1">
            <text:p>114</text:p>
          </table:table-cell>
          <table:table-cell office:value-type="float" office:value="1.3050333247608596E-3" table:formula="of:=LN([.$S$2]/[.S13])/[.R13]" table:style-name="ce1">
            <text:p>0.001305033</text:p>
          </table:table-cell>
          <table:table-cell office:value-type="float" office:value="2.7092477239155037E-4" table:formula="of:=SQRT(POWER([.T13]/[.S13];2)+POWER([.$T$2]/[.$S$2];2))/[.R13]" table:style-name="ce1">
            <text:p>0.000270925</text:p>
          </table:table-cell>
          <table:table-cell office:value-type="float" office:value="2.6079419187152618E-3" table:formula="of:=LN([.$U$2]/[.U13])/[.R13]" table:style-name="ce1">
            <text:p>0.002607942</text:p>
          </table:table-cell>
          <table:table-cell office:value-type="float" office:value="7.2912514137432084E-3" table:formula="of:=SQRT(POWER([.V13]/[.U13];2)+POWER([.$V$2]/[.$U$2];2))/[.R13]" table:style-name="ce1">
            <text:p>0.007291251</text:p>
          </table:table-cell>
          <table:table-cell table:number-columns-repeated="16356"/>
        </table:table-row>
        <table:table-row table:style-name="ro1">
          <table:table-cell office:value-type="time" office:time-value="PT9H21M41S" table:formula="of:=TIME(9;21;41)" table:style-name="ce2">
            <text:p>09:21:41 AM</text:p>
          </table:table-cell>
          <table:table-cell office:value-type="float" office:value="632.00000000000125" table:formula="of:=([.A14]-[.$A$6])*24*60*60" table:style-name="ce1">
            <text:p>632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office:value-type="float" office:value="193" table:style-name="ce1">
            <text:p>19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2.5679614424063608E-3" table:formula="of:=LN(745/[.C14])/[.B14]" table:style-name="ce1">
            <text:p>0.002567961</text:p>
          </table:table-cell>
          <table:table-cell office:value-type="float" office:value="8.6973570856345992E-4" table:formula="of:=SQRT(POWER([.D14]/[.C14];2)+POWER([.$D$7]/745;2))/[.B14]" table:style-name="ce1">
            <text:p>0.000869736</text:p>
          </table:table-cell>
          <table:table-cell office:value-type="float" office:value="3.9086226139050974E-3" table:formula="of:=LN(745/[.G14])/[.B14]" table:style-name="ce1">
            <text:p>0.003908623</text:p>
          </table:table-cell>
          <table:table-cell office:value-type="float" office:value="8.944315143149576E-4" table:formula="of:=SQRT(POWER([.H14]/[.G14];2)+POWER([.$H$6]/[.$G$6];2))/[.B14]" table:style-name="ce1">
            <text:p>0.000894432</text:p>
          </table:table-cell>
          <table:table-cell table:number-columns-repeated="4" table:style-name="ce1"/>
          <table:table-cell office:value-type="time" office:time-value="PT10H19M10S" table:formula="of:=TIME(10;19;10)" table:style-name="ce2">
            <text:p>10:19:10 AM</text:p>
          </table:table-cell>
          <table:table-cell office:value-type="float" office:value="1646.9999999999984" table:formula="of:=([.Q14]-[.$Q$2])*24*60*60" table:style-name="ce1">
            <text:p>1647</text:p>
          </table:table-cell>
          <table:table-cell office:value-type="float" office:value="312" table:style-name="ce1">
            <text:p>312</text:p>
          </table:table-cell>
          <table:table-cell office:value-type="float" office:value="126" table:style-name="ce1">
            <text:p>126</text:p>
          </table:table-cell>
          <table:table-cell office:value-type="float" office:value="-24" table:style-name="ce1">
            <text:p>-24</text:p>
          </table:table-cell>
          <table:table-cell office:value-type="float" office:value="120" table:style-name="ce1">
            <text:p>120</text:p>
          </table:table-cell>
          <table:table-cell office:value-type="float" office:value="-103" table:style-name="ce1">
            <text:p>-103</text:p>
          </table:table-cell>
          <table:table-cell office:value-type="float" office:value="104" table:style-name="ce1">
            <text:p>104</text:p>
          </table:table-cell>
          <table:table-cell office:value-type="float" office:value="1.2110583455060254E-3" table:formula="of:=LN([.$S$2]/[.S14])/[.R14]" table:style-name="ce1">
            <text:p>0.001211058</text:p>
          </table:table-cell>
          <table:table-cell office:value-type="float" office:value="2.4865610049679604E-4" table:formula="of:=SQRT(POWER([.T14]/[.S14];2)+POWER([.$T$2]/[.$S$2];2))/[.R14]" table:style-name="ce1">
            <text:p>0.000248656</text:p>
          </table:table-cell>
          <table:table-cell office:value-type="float" office:value="0" table:formula="of:=LN([.$U$2]/[.U14])/[.R14]" table:style-name="ce1">
            <text:p>#NUM!</text:p>
          </table:table-cell>
          <table:table-cell office:value-type="float" office:value="3.0391584997444135E-3" table:formula="of:=SQRT(POWER([.V14]/[.U14];2)+POWER([.$V$2]/[.$U$2];2))/[.R14]" table:style-name="ce1">
            <text:p>0.003039158</text:p>
          </table:table-cell>
          <table:table-cell table:number-columns-repeated="16356"/>
        </table:table-row>
        <table:table-row table:style-name="ro1">
          <table:table-cell office:value-type="time" office:time-value="PT9H22M59S" table:formula="of:=TIME(9;22;59)" table:style-name="ce2">
            <text:p>09:22:59 AM</text:p>
          </table:table-cell>
          <table:table-cell office:value-type="float" office:value="710.00000000000387" table:formula="of:=([.A15]-[.$A$6])*24*60*60" table:style-name="ce1">
            <text:p>710</text:p>
          </table:table-cell>
          <table:table-cell office:value-type="float" office:value="136" table:style-name="ce1">
            <text:p>136</text:p>
          </table:table-cell>
          <table:table-cell office:value-type="float" office:value="78" table:style-name="ce1">
            <text:p>78</text:p>
          </table:table-cell>
          <table:table-cell office:value-type="float" office:value="-58" table:style-name="ce1">
            <text:p>-58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2.3953934262584478E-3" table:formula="of:=LN(745/[.C15])/[.B15]" table:style-name="ce1">
            <text:p>0.002395393</text:p>
          </table:table-cell>
          <table:table-cell office:value-type="float" office:value="8.2398761413574311E-4" table:formula="of:=SQRT(POWER([.D15]/[.C15];2)+POWER([.$D$7]/745;2))/[.B15]" table:style-name="ce1">
            <text:p>0.000823988</text:p>
          </table:table-cell>
          <table:table-cell office:value-type="float" office:value="2.9926026037287437E-3" table:formula="of:=LN(745/[.G15])/[.B15]" table:style-name="ce1">
            <text:p>0.002992603</text:p>
          </table:table-cell>
          <table:table-cell office:value-type="float" office:value="3.9256331020162265E-4" table:formula="of:=SQRT(POWER([.H15]/[.G15];2)+POWER([.$H$6]/[.$G$6];2))/[.B15]" table:style-name="ce1">
            <text:p>0.000392563</text:p>
          </table:table-cell>
          <table:table-cell table:number-columns-repeated="4" table:style-name="ce1"/>
          <table:table-cell office:value-type="time" office:time-value="PT10H21M25S" table:formula="of:=TIME(10;21;25)" table:style-name="ce2">
            <text:p>10:21:25 AM</text:p>
          </table:table-cell>
          <table:table-cell office:value-type="float" office:value="1781.9999999999955" table:formula="of:=([.Q15]-[.$Q$2])*24*60*60" table:style-name="ce1">
            <text:p>1782</text:p>
          </table:table-cell>
          <table:table-cell office:value-type="float" office:value="412" table:style-name="ce1">
            <text:p>412</text:p>
          </table:table-cell>
          <table:table-cell office:value-type="float" office:value="119" table:style-name="ce1">
            <text:p>119</text:p>
          </table:table-cell>
          <table:table-cell office:value-type="float" office:value="-158" table:style-name="ce1">
            <text:p>-158</text:p>
          </table:table-cell>
          <table:table-cell office:value-type="float" office:value="123" table:style-name="ce1">
            <text:p>123</text:p>
          </table:table-cell>
          <table:table-cell office:value-type="float" office:value="-22" table:style-name="ce1">
            <text:p>-22</text:p>
          </table:table-cell>
          <table:table-cell office:value-type="float" office:value="99" table:style-name="ce1">
            <text:p>99</text:p>
          </table:table-cell>
          <table:table-cell office:value-type="float" office:value="9.6329569781615173E-4" table:formula="of:=LN([.$S$2]/[.S15])/[.R15]" table:style-name="ce1">
            <text:p>0.000963296</text:p>
          </table:table-cell>
          <table:table-cell office:value-type="float" office:value="1.6652030016164459E-4" table:formula="of:=SQRT(POWER([.T15]/[.S15];2)+POWER([.$T$2]/[.$S$2];2))/[.R15]" table:style-name="ce1">
            <text:p>0.00016652</text:p>
          </table:table-cell>
          <table:table-cell office:value-type="float" office:value="0" table:formula="of:=LN([.$U$2]/[.U15])/[.R15]" table:style-name="ce1">
            <text:p>#NUM!</text:p>
          </table:table-cell>
          <table:table-cell office:value-type="float" office:value="4.5624081528297748E-4" table:formula="of:=SQRT(POWER([.V15]/[.U15];2)+POWER([.$V$2]/[.$U$2];2))/[.R15]" table:style-name="ce1">
            <text:p>0.000456241</text:p>
          </table:table-cell>
          <table:table-cell table:number-columns-repeated="16356"/>
        </table:table-row>
        <table:table-row table:style-name="ro1">
          <table:table-cell office:value-type="time" office:time-value="PT9H24M11S" table:formula="of:=TIME(9;24;11)" table:style-name="ce2">
            <text:p>09:24:11 AM</text:p>
          </table:table-cell>
          <table:table-cell office:value-type="float" office:value="782.00000000000068" table:formula="of:=([.A16]-[.$A$6])*24*60*60" table:style-name="ce1">
            <text:p>782</text:p>
          </table:table-cell>
          <table:table-cell office:value-type="float" office:value="243" table:style-name="ce1">
            <text:p>243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1.4326378197429795E-3" table:formula="of:=LN(745/[.C16])/[.B16]" table:style-name="ce1">
            <text:p>0.001432638</text:p>
          </table:table-cell>
          <table:table-cell office:value-type="float" office:value="4.1645999510831681E-4" table:formula="of:=SQRT(POWER([.D16]/[.C16];2)+POWER([.$D$7]/745;2))/[.B16]" table:style-name="ce1">
            <text:p>0.00041646</text:p>
          </table:table-cell>
          <table:table-cell office:value-type="float" office:value="4.3930056112936201E-3" table:formula="of:=LN(745/[.G16])/[.B16]" table:style-name="ce1">
            <text:p>0.004393006</text:p>
          </table:table-cell>
          <table:table-cell office:value-type="float" office:value="1.8165071951208658E-3" table:formula="of:=SQRT(POWER([.H16]/[.G16];2)+POWER([.$H$6]/[.$G$6];2))/[.B16]" table:style-name="ce1">
            <text:p>0.001816507</text:p>
          </table:table-cell>
          <table:table-cell table:number-columns-repeated="4" table:style-name="ce1"/>
          <table:table-cell office:value-type="time" office:time-value="PT10H23M55S" table:formula="of:=TIME(10;23;55)" table:style-name="ce2">
            <text:p>10:23:55 AM</text:p>
          </table:table-cell>
          <table:table-cell office:value-type="float" office:value="1931.999999999995" table:formula="of:=([.Q16]-[.$Q$2])*24*60*60" table:style-name="ce1">
            <text:p>1932</text:p>
          </table:table-cell>
          <table:table-cell office:value-type="float" office:value="211" table:style-name="ce1">
            <text:p>211</text:p>
          </table:table-cell>
          <table:table-cell office:value-type="float" office:value="127" table:style-name="ce1">
            <text:p>127</text:p>
          </table:table-cell>
          <table:table-cell office:value-type="float" office:value="160" table:style-name="ce1">
            <text:p>160</text:p>
          </table:table-cell>
          <table:table-cell office:value-type="float" office:value="111" table:style-name="ce1">
            <text:p>111</text:p>
          </table:table-cell>
          <table:table-cell office:value-type="float" office:value="30" table:style-name="ce1">
            <text:p>30</text:p>
          </table:table-cell>
          <table:table-cell office:value-type="float" office:value="93" table:style-name="ce1">
            <text:p>93</text:p>
          </table:table-cell>
          <table:table-cell office:value-type="float" office:value="1.2348644665537496E-3" table:formula="of:=LN([.$S$2]/[.S16])/[.R16]" table:style-name="ce1">
            <text:p>0.001234864</text:p>
          </table:table-cell>
          <table:table-cell office:value-type="float" office:value="3.1352405479807019E-4" table:formula="of:=SQRT(POWER([.T16]/[.S16];2)+POWER([.$T$2]/[.$S$2];2))/[.R16]" table:style-name="ce1">
            <text:p>0.000313524</text:p>
          </table:table-cell>
          <table:table-cell office:value-type="float" office:value="6.5119348494092476E-4" table:formula="of:=LN([.$U$2]/[.U16])/[.R16]" table:style-name="ce1">
            <text:p>0.000651193</text:p>
          </table:table-cell>
          <table:table-cell office:value-type="float" office:value="3.7903601173330711E-4" table:formula="of:=SQRT(POWER([.V16]/[.U16];2)+POWER([.$V$2]/[.$U$2];2))/[.R16]" table:style-name="ce1">
            <text:p>0.000379036</text:p>
          </table:table-cell>
          <table:table-cell table:number-columns-repeated="16356"/>
        </table:table-row>
        <table:table-row table:style-name="ro1">
          <table:table-cell office:value-type="time" office:time-value="PT9H25M21S" table:formula="of:=TIME(9;25;21)" table:style-name="ce2">
            <text:p>09:25:21 AM</text:p>
          </table:table-cell>
          <table:table-cell office:value-type="float" office:value="851.99999999999886" table:formula="of:=([.A17]-[.$A$6])*24*60*60" table:style-name="ce1">
            <text:p>852</text:p>
          </table:table-cell>
          <table:table-cell office:value-type="float" office:value="202" table:style-name="ce1">
            <text:p>202</text:p>
          </table:table-cell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1.5318269025567566E-3" table:formula="of:=LN(745/[.C17])/[.B17]" table:style-name="ce1">
            <text:p>0.001531827</text:p>
          </table:table-cell>
          <table:table-cell office:value-type="float" office:value="4.6191116660602001E-4" table:formula="of:=SQRT(POWER([.D17]/[.C17];2)+POWER([.$D$7]/745;2))/[.B17]" table:style-name="ce1">
            <text:p>0.000461911</text:p>
          </table:table-cell>
          <table:table-cell office:value-type="float" office:value="3.5240214856048584E-3" table:formula="of:=LN(745/[.G17])/[.B17]" table:style-name="ce1">
            <text:p>0.003524021</text:p>
          </table:table-cell>
          <table:table-cell office:value-type="float" office:value="1.117007159606008E-3" table:formula="of:=SQRT(POWER([.H17]/[.G17];2)+POWER([.$H$6]/[.$G$6];2))/[.B17]" table:style-name="ce1">
            <text:p>0.001117007</text:p>
          </table:table-cell>
          <table:table-cell table:number-columns-repeated="4" table:style-name="ce1"/>
          <table:table-cell office:value-type="time" office:time-value="PT10H26M38S" table:formula="of:=TIME(10;26;38)" table:style-name="ce2">
            <text:p>10:26:38 AM</text:p>
          </table:table-cell>
          <table:table-cell office:value-type="float" office:value="2094.9999999999982" table:formula="of:=([.Q17]-[.$Q$2])*24*60*60" table:style-name="ce1">
            <text:p>2095</text:p>
          </table:table-cell>
          <table:table-cell office:value-type="float" office:value="68" table:style-name="ce1">
            <text:p>68</text:p>
          </table:table-cell>
          <table:table-cell office:value-type="float" office:value="128" table:style-name="ce1">
            <text:p>128</text:p>
          </table:table-cell>
          <table:table-cell office:value-type="float" office:value="-113" table:style-name="ce1">
            <text:p>-113</text:p>
          </table:table-cell>
          <table:table-cell office:value-type="float" office:value="122" table:style-name="ce1">
            <text:p>122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float" office:value="1.6792881039053942E-3" table:formula="of:=LN([.$S$2]/[.S17])/[.R17]" table:style-name="ce1">
            <text:p>0.001679288</text:p>
          </table:table-cell>
          <table:table-cell office:value-type="float" office:value="8.9908448093881804E-4" table:formula="of:=SQRT(POWER([.T17]/[.S17];2)+POWER([.$T$2]/[.$S$2];2))/[.R17]" table:style-name="ce1">
            <text:p>0.000899084</text:p>
          </table:table-cell>
          <table:table-cell office:value-type="float" office:value="0" table:formula="of:=LN([.$U$2]/[.U17])/[.R17]" table:style-name="ce1">
            <text:p>#NUM!</text:p>
          </table:table-cell>
          <table:table-cell office:value-type="float" office:value="5.2735583818007393E-4" table:formula="of:=SQRT(POWER([.V17]/[.U17];2)+POWER([.$V$2]/[.$U$2];2))/[.R17]" table:style-name="ce1">
            <text:p>0.000527356</text:p>
          </table:table-cell>
          <table:table-cell table:number-columns-repeated="16356"/>
        </table:table-row>
        <table:table-row table:style-name="ro1">
          <table:table-cell office:value-type="time" office:time-value="PT9H26M27S" table:formula="of:=TIME(9;26;27)" table:style-name="ce2">
            <text:p>09:26:27 AM</text:p>
          </table:table-cell>
          <table:table-cell office:value-type="float" office:value="918.00000000000443" table:formula="of:=([.A18]-[.$A$6])*24*60*60" table:style-name="ce1">
            <text:p>918</text:p>
          </table:table-cell>
          <table:table-cell office:value-type="float" office:value="157" table:style-name="ce1">
            <text:p>157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float" office:value="1.6962292080950371E-3" table:formula="of:=LN(745/[.C18])/[.B18]" table:style-name="ce1">
            <text:p>0.001696229</text:p>
          </table:table-cell>
          <table:table-cell office:value-type="float" office:value="5.2187734762036274E-4" table:formula="of:=SQRT(POWER([.D18]/[.C18];2)+POWER([.$D$7]/745;2))/[.B18]" table:style-name="ce1">
            <text:p>0.000521877</text:p>
          </table:table-cell>
          <table:table-cell office:value-type="float" office:value="2.76236032077759E-3" table:formula="of:=LN(745/[.G18])/[.B18]" table:style-name="ce1">
            <text:p>0.00276236</text:p>
          </table:table-cell>
          <table:table-cell office:value-type="float" office:value="5.113133500854603E-4" table:formula="of:=SQRT(POWER([.H18]/[.G18];2)+POWER([.$H$6]/[.$G$6];2))/[.B18]" table:style-name="ce1">
            <text:p>0.000511313</text:p>
          </table:table-cell>
          <table:table-cell table:number-columns-repeated="4" table:style-name="ce1"/>
          <table:table-cell office:value-type="time" office:time-value="PT10H29M1S" table:formula="of:=TIME(10;29;1)" table:style-name="ce2">
            <text:p>10:29:01 AM</text:p>
          </table:table-cell>
          <table:table-cell office:value-type="float" office:value="2238" table:formula="of:=([.Q18]-[.$Q$2])*24*60*60" table:style-name="ce1">
            <text:p>2238</text:p>
          </table:table-cell>
          <table:table-cell office:value-type="float" office:value="189" table:style-name="ce1">
            <text:p>189</text:p>
          </table:table-cell>
          <table:table-cell office:value-type="float" office:value="119" table:style-name="ce1">
            <text:p>119</text:p>
          </table:table-cell>
          <table:table-cell office:value-type="float" office:value="-126" table:style-name="ce1">
            <text:p>-126</text:p>
          </table:table-cell>
          <table:table-cell office:value-type="float" office:value="122" table:style-name="ce1">
            <text:p>122</text:p>
          </table:table-cell>
          <table:table-cell office:value-type="float" office:value="-42" table:style-name="ce1">
            <text:p>-42</text:p>
          </table:table-cell>
          <table:table-cell office:value-type="float" office:value="98" table:style-name="ce1">
            <text:p>98</text:p>
          </table:table-cell>
          <table:table-cell office:value-type="float" office:value="1.1152230865943977E-3" table:formula="of:=LN([.$S$2]/[.S18])/[.R18]" table:style-name="ce1">
            <text:p>0.001115223</text:p>
          </table:table-cell>
          <table:table-cell office:value-type="float" office:value="2.8297343334432803E-4" table:formula="of:=SQRT(POWER([.T18]/[.S18];2)+POWER([.$T$2]/[.$S$2];2))/[.R18]" table:style-name="ce1">
            <text:p>0.000282973</text:p>
          </table:table-cell>
          <table:table-cell office:value-type="float" office:value="0" table:formula="of:=LN([.$U$2]/[.U18])/[.R18]" table:style-name="ce1">
            <text:p>#NUM!</text:p>
          </table:table-cell>
          <table:table-cell office:value-type="float" office:value="4.4514572289356969E-4" table:formula="of:=SQRT(POWER([.V18]/[.U18];2)+POWER([.$V$2]/[.$U$2];2))/[.R18]" table:style-name="ce1">
            <text:p>0.000445146</text:p>
          </table:table-cell>
          <table:table-cell table:number-columns-repeated="16356"/>
        </table:table-row>
        <table:table-row table:style-name="ro1">
          <table:table-cell office:value-type="time" office:time-value="PT9H27M35S" table:formula="of:=TIME(9;27;35)" table:style-name="ce2">
            <text:p>09:27:35 AM</text:p>
          </table:table-cell>
          <table:table-cell office:value-type="float" office:value="985.99999999999898" table:formula="of:=([.A19]-[.$A$6])*24*60*60" table:style-name="ce1">
            <text:p>986</text:p>
          </table:table-cell>
          <table:table-cell office:value-type="float" office:value="148" table:style-name="ce1">
            <text:p>148</text:p>
          </table:table-cell>
          <table:table-cell office:value-type="float" office:value="69" table:style-name="ce1">
            <text:p>69</text:p>
          </table:table-cell>
          <table:table-cell office:value-type="float" office:value="-87" table:style-name="ce1">
            <text:p>-87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1.6391196192854425E-3" table:formula="of:=LN(745/[.C19])/[.B19]" table:style-name="ce1">
            <text:p>0.00163912</text:p>
          </table:table-cell>
          <table:table-cell office:value-type="float" office:value="4.8711439236659042E-4" table:formula="of:=SQRT(POWER([.D19]/[.C19];2)+POWER([.$D$7]/745;2))/[.B19]" table:style-name="ce1">
            <text:p>0.000487114</text:p>
          </table:table-cell>
          <table:table-cell office:value-type="float" office:value="2.8242827808219752E-3" table:formula="of:=LN(745/[.G19])/[.B19]" table:style-name="ce1">
            <text:p>0.002824283</text:p>
          </table:table-cell>
          <table:table-cell office:value-type="float" office:value="6.0463455098025681E-4" table:formula="of:=SQRT(POWER([.H19]/[.G19];2)+POWER([.$H$6]/[.$G$6];2))/[.B19]" table:style-name="ce1">
            <text:p>0.000604635</text:p>
          </table:table-cell>
          <table:table-cell table:number-columns-repeated="4" table:style-name="ce1"/>
          <table:table-cell office:value-type="time" office:time-value="PT10H31M24S" table:formula="of:=TIME(10;31;24)" table:style-name="ce2">
            <text:p>10:31:24 AM</text:p>
          </table:table-cell>
          <table:table-cell office:value-type="float" office:value="2380.9999999999964" table:formula="of:=([.Q19]-[.$Q$2])*24*60*60" table:style-name="ce1">
            <text:p>2381</text:p>
          </table:table-cell>
          <table:table-cell office:value-type="float" office:value="63" table:style-name="ce1">
            <text:p>63</text:p>
          </table:table-cell>
          <table:table-cell office:value-type="float" office:value="124" table:style-name="ce1">
            <text:p>124</text:p>
          </table:table-cell>
          <table:table-cell office:value-type="float" office:value="-39" table:style-name="ce1">
            <text:p>-39</text:p>
          </table:table-cell>
          <table:table-cell office:value-type="float" office:value="117" table:style-name="ce1">
            <text:p>11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office:value-type="float" office:value="1.5096520606746649E-3" table:formula="of:=LN([.$S$2]/[.S19])/[.R19]" table:style-name="ce1">
            <text:p>0.001509652</text:p>
          </table:table-cell>
          <table:table-cell office:value-type="float" office:value="8.2714380839668826E-4" table:formula="of:=SQRT(POWER([.T19]/[.S19];2)+POWER([.$T$2]/[.$S$2];2))/[.R19]" table:style-name="ce1">
            <text:p>0.000827144</text:p>
          </table:table-cell>
          <table:table-cell office:value-type="float" office:value="0" table:formula="of:=LN([.$U$2]/[.U19])/[.R19]" table:style-name="ce1">
            <text:p>#NUM!</text:p>
          </table:table-cell>
          <table:table-cell office:value-type="float" office:value="1.2638168131411053E-3" table:formula="of:=SQRT(POWER([.V19]/[.U19];2)+POWER([.$V$2]/[.$U$2];2))/[.R19]" table:style-name="ce1">
            <text:p>0.001263817</text:p>
          </table:table-cell>
          <table:table-cell table:number-columns-repeated="16356"/>
        </table:table-row>
        <table:table-row table:style-name="ro1">
          <table:table-cell office:value-type="time" office:time-value="PT9H28M43S" table:formula="of:=TIME(9;28;43)" table:style-name="ce2">
            <text:p>09:28:43 AM</text:p>
          </table:table-cell>
          <table:table-cell office:value-type="float" office:value="1053.9999999999984" table:formula="of:=([.A20]-[.$A$6])*24*60*60" table:style-name="ce1">
            <text:p>1054</text:p>
          </table:table-cell>
          <table:table-cell office:value-type="float" office:value="114" table:style-name="ce1">
            <text:p>114</text:p>
          </table:table-cell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1.7810111669687542E-3" table:formula="of:=LN(745/[.C20])/[.B20]" table:style-name="ce1">
            <text:p>0.001781011</text:p>
          </table:table-cell>
          <table:table-cell office:value-type="float" office:value="6.2552862432738025E-4" table:formula="of:=SQRT(POWER([.D20]/[.C20];2)+POWER([.$D$7]/745;2))/[.B20]" table:style-name="ce1">
            <text:p>0.000625529</text:p>
          </table:table-cell>
          <table:table-cell office:value-type="float" office:value="3.9995151286349104E-3" table:formula="of:=LN(745/[.G20])/[.B20]" table:style-name="ce1">
            <text:p>0.003999515</text:p>
          </table:table-cell>
          <table:table-cell office:value-type="float" office:value="3.2790538628478345E-3" table:formula="of:=SQRT(POWER([.H20]/[.G20];2)+POWER([.$H$6]/[.$G$6];2))/[.B20]" table:style-name="ce1">
            <text:p>0.003279054</text:p>
          </table:table-cell>
          <table:table-cell table:number-columns-repeated="4" table:style-name="ce1"/>
          <table:table-cell office:value-type="time" office:time-value="PT10H33M42S" table:formula="of:=TIME(10;33;42)" table:style-name="ce2">
            <text:p>10:33:42 AM</text:p>
          </table:table-cell>
          <table:table-cell office:value-type="float" office:value="2518.9999999999986" table:formula="of:=([.Q20]-[.$Q$2])*24*60*60" table:style-name="ce1">
            <text:p>2519</text:p>
          </table:table-cell>
          <table:table-cell office:value-type="float" office:value="-63" table:style-name="ce1">
            <text:p>-63</text:p>
          </table:table-cell>
          <table:table-cell office:value-type="float" office:value="124" table:style-name="ce1">
            <text:p>124</text:p>
          </table:table-cell>
          <table:table-cell office:value-type="float" office:value="139" table:style-name="ce1">
            <text:p>139</text:p>
          </table:table-cell>
          <table:table-cell office:value-type="float" office:value="109" table:style-name="ce1">
            <text:p>109</text:p>
          </table:table-cell>
          <table:table-cell office:value-type="float" office:value="19" table:style-name="ce1">
            <text:p>19</text:p>
          </table:table-cell>
          <table:table-cell office:value-type="float" office:value="94" table:style-name="ce1">
            <text:p>94</text:p>
          </table:table-cell>
          <table:table-cell office:value-type="float" office:value="0" table:formula="of:=LN([.$S$2]/[.S20])/[.R20]" table:style-name="ce1">
            <text:p>#NUM!</text:p>
          </table:table-cell>
          <table:table-cell office:value-type="float" office:value="7.8182985620981057E-4" table:formula="of:=SQRT(POWER([.T20]/[.S20];2)+POWER([.$T$2]/[.$S$2];2))/[.R20]" table:style-name="ce1">
            <text:p>0.00078183</text:p>
          </table:table-cell>
          <table:table-cell office:value-type="float" office:value="5.5530198293330659E-4" table:formula="of:=LN([.$U$2]/[.U20])/[.R20]" table:style-name="ce1">
            <text:p>0.000555302</text:p>
          </table:table-cell>
          <table:table-cell office:value-type="float" office:value="3.2491966085034088E-4" table:formula="of:=SQRT(POWER([.V20]/[.U20];2)+POWER([.$V$2]/[.$U$2];2))/[.R20]" table:style-name="ce1">
            <text:p>0.00032492</text:p>
          </table:table-cell>
          <table:table-cell table:number-columns-repeated="16356"/>
        </table:table-row>
        <table:table-row table:style-name="ro1">
          <table:table-cell office:value-type="time" office:time-value="PT9H29M54S" table:formula="of:=TIME(9;29;54)" table:style-name="ce2">
            <text:p>09:29:54 AM</text:p>
          </table:table-cell>
          <table:table-cell office:value-type="float" office:value="1124.9999999999982" table:formula="of:=([.A21]-[.$A$6])*24*60*60" table:style-name="ce1">
            <text:p>1125</text:p>
          </table:table-cell>
          <table:table-cell office:value-type="float" office:value="205" table:style-name="ce1">
            <text:p>205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-46" table:style-name="ce1">
            <text:p>-46</text:p>
          </table:table-cell>
          <table:table-cell office:value-type="float" office:value="48" table:style-name="ce1">
            <text:p>48</text:p>
          </table:table-cell>
          <table:table-cell office:value-type="float" office:value="1.1469993237699142E-3" table:formula="of:=LN(745/[.C21])/[.B21]" table:style-name="ce1">
            <text:p>0.001146999</text:p>
          </table:table-cell>
          <table:table-cell office:value-type="float" office:value="3.1219527928300409E-4" table:formula="of:=SQRT(POWER([.D21]/[.C21];2)+POWER([.$D$7]/745;2))/[.B21]" table:style-name="ce1">
            <text:p>0.000312195</text:p>
          </table:table-cell>
          <table:table-cell office:value-type="float" office:value="0" table:formula="of:=LN(745/[.G21])/[.B21]" table:style-name="ce1">
            <text:p>#NUM!</text:p>
          </table:table-cell>
          <table:table-cell office:value-type="float" office:value="9.3216739647079133E-4" table:formula="of:=SQRT(POWER([.H21]/[.G21];2)+POWER([.$H$6]/[.$G$6];2))/[.B21]" table:style-name="ce1">
            <text:p>0.000932167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9H31M5S" table:formula="of:=TIME(9;31;5)" table:style-name="ce2">
            <text:p>09:31:05 AM</text:p>
          </table:table-cell>
          <table:table-cell office:value-type="float" office:value="1196.0000000000032" table:formula="of:=([.A22]-[.$A$6])*24*60*60" table:style-name="ce1">
            <text:p>1196</text:p>
          </table:table-cell>
          <table:table-cell office:value-type="float" office:value="-47" table:style-name="ce1">
            <text:p>-47</text:p>
          </table:table-cell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0" table:formula="of:=LN(745/[.C22])/[.B22]" table:style-name="ce1">
            <text:p>#NUM!</text:p>
          </table:table-cell>
          <table:table-cell office:value-type="float" office:value="1.426452794474214E-3" table:formula="of:=SQRT(POWER([.D22]/[.C22];2)+POWER([.$D$7]/745;2))/[.B22]" table:style-name="ce1">
            <text:p>0.001426453</text:p>
          </table:table-cell>
          <table:table-cell office:value-type="float" office:value="3.2653294458840627E-3" table:formula="of:=LN(745/[.G22])/[.B22]" table:style-name="ce1">
            <text:p>0.003265329</text:p>
          </table:table-cell>
          <table:table-cell office:value-type="float" office:value="2.1199697310353249E-3" table:formula="of:=SQRT(POWER([.H22]/[.G22];2)+POWER([.$H$6]/[.$G$6];2))/[.B22]" table:style-name="ce1">
            <text:p>0.00211997</text:p>
          </table:table-cell>
          <table:table-cell table:number-columns-repeated="11" table:style-name="ce1"/>
          <table:table-cell office:value-type="string" table:style-name="ce1">
            <text:p>Averages</text:p>
          </table:table-cell>
          <table:table-cell office:value-type="float" office:value="1.2355954054232112E-3" table:formula="of:=AVERAGE([.Y2:.Y19])" table:style-name="ce1">
            <text:p>0.001235595</text:p>
          </table:table-cell>
          <table:table-cell office:value-type="float" office:value="3.4169750564795321E-4" table:formula="of:=AVERAGE([.Z2:.Z19])" table:style-name="ce1">
            <text:p>0.000341698</text:p>
          </table:table-cell>
          <table:table-cell office:value-type="float" office:value="1.0853955533496043E-3" table:formula="of:=AVERAGE([.AA3:.AA9];[.AA11];[.AA13];[.AA16];[.AA20])" table:style-name="ce1">
            <text:p>0.001085396</text:p>
          </table:table-cell>
          <table:table-cell office:value-type="float" office:value="1.5719972694374174E-3" table:formula="of:=AVERAGE([.AB3:.AB9];[.AB11];[.AB13];[.AB16];[.AB20])" table:style-name="ce1">
            <text:p>0.001571997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Averages</text:p>
          </table:table-cell>
          <table:table-cell office:value-type="float" office:value="2.1692281843743036E-3" table:formula="of:=AVERAGE([.I7:.I21])" table:style-name="ce1">
            <text:p>0.002169228</text:p>
          </table:table-cell>
          <table:table-cell office:value-type="float" office:value="8.0561020621434628E-4" table:formula="of:=AVERAGE([.J7:.J21])" table:style-name="ce1">
            <text:p>0.00080561</text:p>
          </table:table-cell>
          <table:table-cell office:value-type="float" office:value="4.7908271316304523E-3" table:formula="of:=AVERAGE([.K7:.K20])" table:style-name="ce1">
            <text:p>0.004790827</text:p>
          </table:table-cell>
          <table:table-cell office:value-type="float" office:value="1.5111167876558538E-3" table:formula="of:=AVERAGE([.L7:.L20])" table:style-name="ce1">
            <text:p>0.001511117</text:p>
          </table:table-cell>
          <table:table-cell table:number-columns-repeated="16372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ieck, Brennan</dc:creator>
    <meta:creation-date>2017-03-02T08:45:13Z</meta:creation-date>
    <dc:date>2017-03-13T06:00:53Z</dc:date>
    <meta:editing-cycles>4</meta:editing-cycles>
    <meta:editing-duration>PT137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C$6:.$C$21" chart:class="chart:scatter" chart:attached-axis="primary-y" chart:style-name="G0S0">
            <chart:domain table:cell-range-address="Sheet1.$B$6:.$B$21"/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pt" svg:width="453.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U$2:.$U$8" chart:class="chart:scatter" chart:attached-axis="primary-y" chart:style-name="G0S0">
            <chart:domain table:cell-range-address="Sheet1.$R$2:.$R$8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pt" svg:width="453.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G$6:.$G$20" chart:class="chart:scatter" chart:attached-axis="primary-y" chart:style-name="G0S0">
            <chart:domain table:cell-range-address="Sheet1.$B$6:.$B$20"/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